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93cm" fo:min-width="1.342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865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P10" style:family="paragraph">
      <loext:graphic-properties draw:fill="none"/>
      <style:paragraph-properties fo:text-align="center"/>
      <style:text-properties fo:language="en" fo:country="GB"/>
    </style:style>
    <style:style style:name="P11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1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3" style:family="paragraph">
      <style:paragraph-properties fo:text-align="center" style:writing-mode="lr-tb"/>
      <style:text-properties fo:font-size="18pt" fo:language="en" fo:country="G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text-indent="0cm" style:writing-mode="lr-tb"/>
    </style:style>
    <style:style style:name="P2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style:text-position="-33% 58%" fo:language="en" fo:country="GB"/>
    </style:style>
    <style:style style:name="T6" style:family="text">
      <style:text-properties fo:font-size="18pt" fo:language="en" fo:country="GB"/>
    </style:style>
    <style:style style:name="T7" style:family="text">
      <style:text-properties style:text-position="-33% 58%" fo:font-size="18pt" fo:language="en" fo:country="GB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ab 1: Circuit analysis methods.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Consider the following circuit</text:span></text:p>
          </draw:text-box>
        </draw:frame>
        <draw:custom-shape draw:style-name="gr2" draw:text-style-name="P8" xml:id="id1" draw:id="id1" draw:layer="layout" svg:width="1.675cm" svg:height="0.551cm" svg:x="9.3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4.1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9.3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4.2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2.3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9.309cm" svg:y1="7.681cm" svg:x2="7.655cm" svg:y2="8.748cm" draw:start-shape="id1" draw:start-glue-point="3" draw:end-shape="id2" draw:end-glue-point="4" svg:d="M9309 7681h-1654v1067" svg:viewBox="0 0 1655 1068">
          <text:p/>
        </draw:connector>
        <draw:connector draw:style-name="gr3" draw:text-style-name="P8" draw:layer="layout" svg:x1="7.655cm" svg:y1="10.591cm" svg:x2="9.309cm" svg:y2="11.581cm" draw:start-shape="id2" draw:start-glue-point="8" draw:end-shape="id3" draw:end-glue-point="3" svg:d="M7655 10591v990h1654" svg:viewBox="0 0 1655 991">
          <text:p/>
        </draw:connector>
        <draw:connector draw:style-name="gr3" draw:text-style-name="P8" draw:layer="layout" draw:line-skew="0.2cm" svg:x1="17.2cm" svg:y1="14.521cm" svg:x2="12.643cm" svg:y2="14.948cm" draw:start-shape="id4" draw:start-glue-point="2" draw:end-shape="id5" draw:end-glue-point="6" svg:d="M17200 14521v1128h-4557v-701" svg:viewBox="0 0 4558 1129">
          <text:p/>
        </draw:connector>
        <draw:connector draw:style-name="gr3" draw:text-style-name="P8" draw:layer="layout" svg:x1="10.984cm" svg:y1="11.581cm" svg:x2="14.209cm" svg:y2="11.581cm" draw:start-shape="id3" draw:start-glue-point="1" draw:end-shape="id6" draw:end-glue-point="3" svg:d="M10984 11581h3225" svg:viewBox="0 0 3226 1">
          <text:p/>
        </draw:connector>
        <draw:connector draw:style-name="gr3" draw:text-style-name="P8" draw:layer="layout" svg:x1="12.651cm" svg:y1="10.422cm" svg:x2="14.209cm" svg:y2="11.581cm" draw:start-shape="id7" draw:start-glue-point="3" draw:end-shape="id6" draw:end-glue-point="3" svg:d="M12651 10422v1159h1558" svg:viewBox="0 0 1559 1160">
          <text:p/>
        </draw:connector>
        <draw:connector draw:style-name="gr3" draw:text-style-name="P8" draw:layer="layout" svg:x1="14.109cm" svg:y1="7.681cm" svg:x2="12.651cm" svg:y2="8.747cm" draw:start-shape="id8" draw:start-glue-point="3" draw:end-shape="id7" draw:end-glue-point="1" svg:d="M14109 7681h-1458v1066" svg:viewBox="0 0 1459 1067">
          <text:p/>
        </draw:connector>
        <draw:custom-shape draw:style-name="gr4" draw:text-style-name="P9" xml:id="id2" draw:id="id2" draw:layer="layout" svg:width="1.842cm" svg:height="1.843cm" svg:x="6.7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8" draw:layer="layout" svg:width="1.842cm" svg:height="1.843cm" svg:x="16.279cm" svg:y="12.67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0" draw:layer="layout" svg:x1="17.2cm" svg:y1="14.213cm" svg:x2="17.2cm" svg:y2="12.948cm">
            <text:p/>
          </draw:line>
        </draw:g>
        <draw:frame draw:style-name="gr7" draw:text-style-name="P11" draw:layer="layout" svg:width="1.128cm" svg:height="1.114cm" svg:x="5.381cm" svg:y="9.064cm">
          <draw:text-box>
            <text:p><text:span text:style-name="T4">V</text:span><text:span text:style-name="T5">a</text:span></text:p>
          </draw:text-box>
        </draw:frame>
        <draw:frame draw:style-name="gr8" draw:text-style-name="P12" draw:layer="layout" svg:width="3.041cm" svg:height="1.114cm" svg:x="17.865cm" svg:y="10.011cm">
          <draw:text-box>
            <text:p><text:span text:style-name="T6">I</text:span><text:span text:style-name="T7">b</text:span><text:span text:style-name="T6"> = K</text:span><text:span text:style-name="T7">b</text:span><text:span text:style-name="T6"> V</text:span><text:span text:style-name="T7">b</text:span></text:p>
          </draw:text-box>
        </draw:frame>
        <draw:g xml:id="id9" draw:id="id9">
          <draw:custom-shape draw:style-name="gr9" draw:text-style-name="P8" draw:layer="layout" svg:width="2.153cm" svg:height="2.573cm" svg:x="16.1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10" draw:layer="layout" svg:x1="17.184cm" svg:y1="9.084cm" svg:x2="17.184cm" svg:y2="10.349cm">
            <text:p/>
          </draw:line>
        </draw:g>
        <draw:custom-shape draw:style-name="gr11" draw:text-style-name="P13" xml:id="id5" draw:id="id5" draw:layer="layout" svg:width="2.153cm" svg:height="2.573cm" svg:x="11.566cm" svg:y="12.375cm">
          <text:p text:style-name="P13"><text:span text:style-name="T6">+</text:span></text:p>
          <text:p text:style-name="P13"><text:span text:style-name="T6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2" draw:layer="layout" svg:width="3.168cm" svg:height="1.114cm" svg:x="12.987cm" svg:y="14.535cm">
          <draw:text-box>
            <text:p><text:span text:style-name="T8">V</text:span><text:span text:style-name="T9">c</text:span><text:span text:style-name="T8"> = K</text:span><text:span text:style-name="T9">c</text:span><text:span text:style-name="T8"> I</text:span><text:span text:style-name="T9">c</text:span><text:span text:style-name="T6"> </text:span></text:p>
          </draw:text-box>
        </draw:frame>
        <draw:connector draw:style-name="gr3" draw:text-style-name="P14" draw:layer="layout" svg:x1="10.984cm" svg:y1="11.581cm" svg:x2="12.643cm" svg:y2="12.375cm" draw:start-shape="id3" draw:start-glue-point="1" draw:end-shape="id5" draw:end-glue-point="4" svg:d="M10984 11581h1659v794" svg:viewBox="0 0 1660 795">
          <text:p/>
        </draw:connector>
        <draw:connector draw:style-name="gr3" draw:text-style-name="P14" draw:layer="layout" svg:x1="10.984cm" svg:y1="7.681cm" svg:x2="12.651cm" svg:y2="8.747cm" draw:start-shape="id1" draw:start-glue-point="1" draw:end-shape="id7" draw:end-glue-point="1" svg:d="M10984 7681h1667v1066" svg:viewBox="0 0 1668 1067">
          <text:p/>
        </draw:connector>
        <draw:connector draw:style-name="gr3" draw:text-style-name="P14" draw:layer="layout" svg:x1="15.884cm" svg:y1="11.581cm" svg:x2="17.2cm" svg:y2="12.678cm" draw:start-shape="id6" draw:start-glue-point="1" draw:end-shape="id4" draw:end-glue-point="0" svg:d="M15884 11581h1316v1097" svg:viewBox="0 0 1317 1098">
          <text:p/>
        </draw:connector>
        <draw:connector draw:style-name="gr3" draw:text-style-name="P14" draw:layer="layout" svg:x1="15.784cm" svg:y1="7.681cm" svg:x2="17.186cm" svg:y2="8.337cm" draw:start-shape="id8" draw:start-glue-point="1" draw:end-shape="id9" draw:end-glue-point="0" svg:d="M15784 7681h1402v656" svg:viewBox="0 0 1403 657">
          <text:p/>
        </draw:connector>
        <draw:connector draw:style-name="gr3" draw:text-style-name="P14" draw:layer="layout" svg:x1="17.186cm" svg:y1="10.91cm" svg:x2="17.2cm" svg:y2="12.678cm" draw:start-shape="id9" draw:start-glue-point="2" draw:end-shape="id4" draw:end-glue-point="0" svg:d="M17186 10910v884h14v884" svg:viewBox="0 0 15 1769">
          <text:p/>
        </draw:connector>
        <draw:custom-shape draw:style-name="gr2" draw:text-style-name="P8" xml:id="id10" draw:id="id10" draw:layer="layout" svg:width="1.675cm" svg:height="0.551cm" svg:x="9.3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1" draw:id="id11" draw:layer="layout" svg:width="1.675cm" svg:height="0.551cm" draw:transform="rotate (1.5707963267949) translate (7.3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14" draw:layer="layout" svg:x1="10.983cm" svg:y1="15.681cm" svg:x2="12.643cm" svg:y2="14.948cm" draw:start-shape="id10" draw:start-glue-point="1" draw:end-shape="id5" draw:end-glue-point="6" svg:d="M10983 15681h1660v-733" svg:viewBox="0 0 1661 734">
          <text:p/>
        </draw:connector>
        <draw:connector draw:style-name="gr3" draw:text-style-name="P14" draw:layer="layout" svg:x1="7.65cm" svg:y1="12.747cm" svg:x2="9.309cm" svg:y2="11.581cm" draw:start-shape="id11" draw:start-glue-point="1" draw:end-shape="id3" draw:end-glue-point="3" svg:d="M7650 12747v-1166h1659" svg:viewBox="0 0 1660 1167">
          <text:p/>
        </draw:connector>
        <draw:connector draw:style-name="gr3" draw:text-style-name="P14" draw:layer="layout" svg:x1="7.65cm" svg:y1="14.422cm" svg:x2="9.308cm" svg:y2="15.681cm" draw:start-shape="id11" draw:start-glue-point="3" draw:end-shape="id10" draw:end-glue-point="3" svg:d="M7650 14422v1259h1658" svg:viewBox="0 0 1659 1260">
          <text:p/>
        </draw:connector>
        <draw:frame draw:style-name="gr13" draw:text-style-name="P12" draw:layer="layout" svg:width="2.161cm" svg:height="1.114cm" svg:x="18.165cm" svg:y="13.911cm">
          <draw:text-box>
            <text:p><text:span text:style-name="T6">I</text:span><text:span text:style-name="T7">d</text:span></text:p>
          </draw:text-box>
        </draw:frame>
        <draw:frame draw:style-name="gr14" draw:text-style-name="P15" draw:layer="layout" svg:width="1.162cm" svg:height="1.114cm" svg:x="9.676cm" svg:y="7.957cm">
          <draw:text-box>
            <text:p>R<text:span text:style-name="T10">1</text:span></text:p>
          </draw:text-box>
        </draw:frame>
        <draw:frame draw:style-name="gr14" draw:text-style-name="P15" draw:layer="layout" svg:width="1.162cm" svg:height="1.114cm" svg:x="9.653cm" svg:y="15.957cm">
          <draw:text-box>
            <text:p>R<text:span text:style-name="T10">7</text:span></text:p>
          </draw:text-box>
        </draw:frame>
        <draw:frame draw:style-name="gr14" draw:text-style-name="P15" draw:layer="layout" svg:width="1.162cm" svg:height="1.114cm" svg:x="14.523cm" svg:y="11.857cm">
          <draw:text-box>
            <text:p>R<text:span text:style-name="T10">5</text:span></text:p>
          </draw:text-box>
        </draw:frame>
        <draw:frame draw:style-name="gr15" draw:text-style-name="P15" draw:layer="layout" svg:width="1.162cm" svg:height="1.114cm" svg:x="9.606cm" svg:y="11.857cm">
          <draw:text-box>
            <text:p>R<text:span text:style-name="T10">4</text:span></text:p>
          </draw:text-box>
        </draw:frame>
        <draw:frame draw:style-name="gr14" draw:text-style-name="P15" draw:layer="layout" svg:width="1.162cm" svg:height="1.114cm" svg:x="12.767cm" svg:y="9.175cm">
          <draw:text-box>
            <text:p>R<text:span text:style-name="T10">3</text:span></text:p>
          </draw:text-box>
        </draw:frame>
        <draw:frame draw:style-name="gr14" draw:text-style-name="P15" draw:layer="layout" svg:width="1.162cm" svg:height="1.114cm" svg:x="14.429cm" svg:y="7.957cm">
          <draw:text-box>
            <text:p>R<text:span text:style-name="T10">2</text:span></text:p>
          </draw:text-box>
        </draw:frame>
        <draw:frame draw:style-name="gr14" draw:text-style-name="P15" draw:layer="layout" svg:width="1.162cm" svg:height="1.114cm" svg:x="6.213cm" svg:y="12.991cm">
          <draw:text-box>
            <text:p>R<text:span text:style-name="T10">6</text:span></text:p>
          </draw:text-box>
        </draw:frame>
        <draw:custom-shape draw:style-name="gr16" draw:text-style-name="P14" draw:layer="layout" svg:width="0.234cm" svg:height="0.258cm" svg:x="12.5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234cm" svg:height="0.258cm" svg:x="17.0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234cm" svg:height="0.258cm" svg:x="12.5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234cm" svg:height="0.258cm" svg:x="12.5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234cm" svg:height="0.258cm" svg:x="7.5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1.128cm" svg:height="2.536cm" svg:x="11.343cm" svg:y="8.37cm">
          <draw:text-box>
            <text:p>+</text:p>
            <text:p>V<text:span text:style-name="T10">b</text:span></text:p>
            <text:p>-</text:p>
          </draw:text-box>
        </draw:frame>
        <draw:line draw:style-name="gr18" draw:text-style-name="P16" draw:layer="layout" svg:x1="8.295cm" svg:y1="12.747cm" svg:x2="8.295cm" svg:y2="14.634cm">
          <text:p/>
        </draw:line>
        <draw:frame draw:style-name="gr19" draw:text-style-name="P17" draw:layer="layout" svg:width="0.866cm" svg:height="1.115cm" svg:x="8.138cm" svg:y="12.996cm">
          <draw:text-box>
            <text:p><text:span text:style-name="T8">I</text:span><text:span text:style-name="T9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5.92cm" svg:height="2.411cm" svg:x="9.159cm" svg:y="4.441cm" presentation:class="title" presentation:user-transformed="true">
          <draw:text-box>
            <text:p text:style-name="P6"><text:span text:style-name="T3">Analysis</text:span></text:p>
          </draw:text-box>
        </draw:frame>
        <draw:frame draw:name="Content Placeholder 2" presentation:style-name="pr6" draw:text-style-name="P20" draw:layer="layout" svg:width="23.027cm" svg:height="8.818cm" svg:x="1.602cm" svg:y="7.157cm" presentation:class="outline" presentation:user-transformed="true">
          <draw:text-box>
            <text:list text:style-name="L1">
              <text:list-item>
                <text:p text:style-name="P18"><text:span text:style-name="T11">Run the supplied Python script, </text:span><text:span text:style-name="T12">t1_datagen.m</text:span><text:span text:style-name="T11">, to get the circuit data</text:span></text:p>
              </text:list-item>
              <text:list-item>
                <text:p text:style-name="P18"><text:span text:style-name="T11">Theoretical analysis:</text:span></text:p>
                <text:list>
                  <text:list-item>
                    <text:p text:style-name="P19"><text:span text:style-name="T11"><text:s/></text:span><text:span text:style-name="T11">Analyze the circuit using the mesh method</text:span></text:p>
                  </text:list-item>
                  <text:list-item>
                    <text:p text:style-name="P19"><text:span text:style-name="T11"><text:s/></text:span><text:span text:style-name="T11">Analyze the circuit using the nodal method</text:span></text:p>
                  </text:list-item>
                </text:list>
              </text:list-item>
              <text:list-item>
                <text:p text:style-name="P18"><text:span text:style-name="T11">Simulate the circuit using Ngspice</text:span></text:p>
              </text:list-item>
              <text:list-item>
                <text:p text:style-name="P18"><text:span text:style-name="T11">Compare theoretical and simulation results and explain why they are the same or why they may have small differenc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0">20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0">20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79</meta:editing-cycles>
    <meta:creation-date>2014-07-21T10:31:21</meta:creation-date>
    <dc:date>2021-03-17T19:22:59.116314237</dc:date>
    <meta:editing-duration>P1DT2H32M28S</meta:editing-duration>
    <meta:generator>LibreOffice/6.4.6.2$Linux_X86_64 LibreOffice_project/40$Build-2</meta:generator>
    <meta:document-statistic meta:object-count="9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